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. How to modify the top module generated by EDK and still use EDK to Synth, P&amp;R?</text:p>
      <text:list text:style-name="L1">
        <text:list-item>
          <text:p text:style-name="P1">using wizard to create a design. Modifying .mhs file to add additional IO pins. Modify IP configurations if needed. Then generate netlist.</text:p>
        </text:list-item>
        <text:list-item>
          <text:p text:style-name="P1">A list of HDL files are generated under \HDL folder. Modify the top module if needed. Save the file and modify the UCF file and save.</text:p>
        </text:list-item>
        <text:list-item>
          <text:p text:style-name="P1">Delete the top level netlist top.ngc under \implement folder</text:p>
        </text:list-item>
        <text:list-item>
          <text:p text:style-name="P1">Generate netlist again. In the command lines it can be read that only the top level has been synthesized and created.</text:p>
        </text:list-item>
        <text:list-item>
          <text:p text:style-name="P1">Double check if the top level HDL code has been changed back by EDK, it shouldn't be.</text:p>
        </text:list-item>
        <text:list-item>
          <text:p text:style-name="P1">Run P&amp;R under EDK normally.</text:p>
        </text:list-item>
      </text:list>
      <text:p text:style-name="Standard"/>
      <text:p text:style-name="Standard"/>
      <text:list text:style-name="L1" text:continue-numbering="true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7-05-24T11:05:02</meta:creation-date>
    <dc:date>2007-05-24T11:17:21</dc:date>
    <dc:language>en-US</dc:language>
    <meta:editing-cycles>3</meta:editing-cycles>
    <meta:editing-duration>PT12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19" meta:character-count="641"/>
  </office:meta>
</office:document-meta>
</file>